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 table:number-rows-repeated="10483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06:38:50.9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3T06:41:18.377000000</dc:date>
    <meta:editing-duration>P4DT20H51M27S</meta:editing-duration>
    <meta:editing-cycles>1777</meta:editing-cycles>
    <meta:document-statistic meta:table-count="3" meta:cell-count="5385" meta:object-count="0"/>
    <meta:user-defined meta:name="qrichtext">1</meta:user-defined>
  </office:meta>
</office:document-meta>
</file>